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39in" style:contextual-spacing="false" fo:line-height="115%"/>
      <style:text-properties style:font-name="Calibri" fo:font-size="11pt" fo:language="en" fo:country="none" fo:font-weight="normal" style:font-size-asian="11pt" style:font-weight-asian="normal"/>
    </style:style>
    <style:style style:name="P2"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1348db" style:font-size-asian="11pt" style:font-weight-asian="normal"/>
    </style:style>
    <style:style style:name="P3"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141a83" style:font-size-asian="11pt" style:font-weight-asian="normal"/>
    </style:style>
    <style:style style:name="P4"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158a63" style:font-size-asian="11pt" style:font-weight-asian="normal"/>
    </style:style>
    <style:style style:name="P5"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16ea27" style:font-size-asian="11pt" style:font-weight-asian="normal"/>
    </style:style>
    <style:style style:name="P6" style:family="paragraph" style:parent-style-name="Standard">
      <style:paragraph-properties fo:margin-top="0in" fo:margin-bottom="0.139in" style:contextual-spacing="false" fo:line-height="115%"/>
      <style:text-properties style:font-name="Calibri" fo:font-size="11pt" fo:language="en" fo:country="none" fo:font-weight="normal" officeooo:rsid="0010be53" style:font-size-asian="11pt" style:font-weight-asian="normal"/>
    </style:style>
    <style:style style:name="P7" style:family="paragraph" style:parent-style-name="Standard">
      <style:paragraph-properties fo:margin-top="0in" fo:margin-bottom="0.139in" style:contextual-spacing="false" fo:line-height="115%"/>
      <style:text-properties style:font-name="Calibri" fo:font-size="11pt" fo:language="en" fo:country="none" fo:font-weight="normal" officeooo:rsid="001348db" officeooo:paragraph-rsid="001348db" style:font-size-asian="11pt" style:font-weight-asian="normal"/>
    </style:style>
    <style:style style:name="P8" style:family="paragraph" style:parent-style-name="Standard">
      <style:paragraph-properties fo:margin-top="0in" fo:margin-bottom="0.139in" style:contextual-spacing="false" fo:line-height="115%" fo:text-align="center" style:justify-single-word="false"/>
      <style:text-properties style:font-name="Calibri" fo:font-size="16pt" fo:language="en" fo:country="none" fo:font-weight="bold" style:font-size-asian="16pt" style:font-weight-asian="bold"/>
    </style:style>
    <style:style style:name="P9" style:family="paragraph" style:parent-style-name="Standard">
      <style:paragraph-properties fo:margin-top="0in" fo:margin-bottom="0.139in" style:contextual-spacing="false" fo:line-height="115%"/>
    </style:style>
    <style:style style:name="P10" style:family="paragraph" style:parent-style-name="Standard">
      <style:paragraph-properties fo:margin-top="0in" fo:margin-bottom="0.139in" style:contextual-spacing="false" fo:line-height="115%"/>
      <style:text-properties officeooo:paragraph-rsid="0010fcb5"/>
    </style:style>
    <style:style style:name="P11" style:family="paragraph" style:parent-style-name="Standard">
      <style:paragraph-properties fo:margin-top="0in" fo:margin-bottom="0.139in" style:contextual-spacing="false" fo:line-height="115%"/>
      <style:text-properties officeooo:paragraph-rsid="001348db"/>
    </style:style>
    <style:style style:name="P12" style:family="paragraph" style:parent-style-name="Standard">
      <style:paragraph-properties fo:margin-top="0in" fo:margin-bottom="0.139in" style:contextual-spacing="false" fo:line-height="115%"/>
      <style:text-properties officeooo:paragraph-rsid="00141a83"/>
    </style:style>
    <style:style style:name="P13" style:family="paragraph" style:parent-style-name="Standard">
      <style:paragraph-properties fo:margin-top="0in" fo:margin-bottom="0.139in" style:contextual-spacing="false" fo:line-height="115%"/>
      <style:text-properties officeooo:paragraph-rsid="0016ea27"/>
    </style:style>
    <style:style style:name="P14" style:family="paragraph" style:parent-style-name="Standard" style:master-page-name="Standard">
      <style:paragraph-properties fo:margin-top="0in" fo:margin-bottom="0.139in" style:contextual-spacing="false" fo:line-height="115%" style:page-number="auto"/>
      <style:text-properties style:font-name="Calibri" fo:font-size="11pt" fo:language="en" fo:country="none" style:font-size-asian="11pt"/>
    </style:style>
    <style:style style:name="P15" style:family="paragraph" style:parent-style-name="Standard">
      <style:paragraph-properties fo:margin-top="0in" fo:margin-bottom="0.139in" style:contextual-spacing="false" fo:line-height="115%"/>
      <style:text-properties style:font-name="Calibri" fo:font-size="11pt" fo:language="en" fo:country="none" fo:font-weight="normal" style:font-size-asian="11pt" style:font-weight-asian="normal"/>
    </style:style>
    <style:style style:name="P16"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1c123a" style:font-size-asian="11pt" style:font-weight-asian="normal"/>
    </style:style>
    <style:style style:name="P17"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1e5ad8" style:font-size-asian="11pt" style:font-weight-asian="normal"/>
    </style:style>
    <style:style style:name="P18" style:family="paragraph" style:parent-style-name="Standard">
      <style:paragraph-properties fo:margin-top="0in" fo:margin-bottom="0.139in" style:contextual-spacing="false" fo:line-height="115%"/>
    </style:style>
    <style:style style:name="P19" style:family="paragraph" style:parent-style-name="Standard">
      <style:paragraph-properties fo:margin-top="0in" fo:margin-bottom="0.139in" style:contextual-spacing="false" fo:line-height="115%"/>
      <style:text-properties officeooo:paragraph-rsid="0021c59e"/>
    </style:style>
    <style:style style:name="T1" style:family="text">
      <style:text-properties style:font-name="Calibri" fo:font-size="11pt" fo:language="en" fo:country="none" fo:font-weight="normal" style:font-size-asian="11pt" style:font-weight-asian="normal"/>
    </style:style>
    <style:style style:name="T2" style:family="text">
      <style:text-properties style:font-name="Calibri" fo:font-size="11pt" fo:language="en" fo:country="none" fo:font-weight="normal" officeooo:rsid="0010be53" style:font-size-asian="11pt" style:font-weight-asian="normal"/>
    </style:style>
    <style:style style:name="T3" style:family="text">
      <style:text-properties style:font-name="Calibri" fo:font-size="11pt" fo:language="en" fo:country="none" fo:font-weight="normal" officeooo:rsid="0010fcb5" style:font-size-asian="11pt" style:font-weight-asian="normal"/>
    </style:style>
    <style:style style:name="T4" style:family="text">
      <style:text-properties style:font-name="Calibri" fo:font-size="11pt" fo:language="en" fo:country="none" fo:font-weight="normal" officeooo:rsid="0011c4c2" style:font-size-asian="11pt" style:font-weight-asian="normal"/>
    </style:style>
    <style:style style:name="T5" style:family="text">
      <style:text-properties style:font-name="Calibri" fo:font-size="11pt" fo:language="en" fo:country="none" fo:font-weight="normal" officeooo:rsid="001348db" style:font-size-asian="11pt" style:font-weight-asian="normal"/>
    </style:style>
    <style:style style:name="T6" style:family="text">
      <style:text-properties style:font-name="Calibri" fo:font-size="11pt" fo:language="en" fo:country="none" fo:font-weight="normal" officeooo:rsid="00141a83" style:font-size-asian="11pt" style:font-weight-asian="normal"/>
    </style:style>
    <style:style style:name="T7" style:family="text">
      <style:text-properties style:font-name="Calibri" fo:font-size="11pt" fo:language="en" fo:country="none" fo:font-weight="normal" officeooo:rsid="001c123a" style:font-size-asian="11pt" style:font-weight-asian="normal"/>
    </style:style>
    <style:style style:name="T8" style:family="text">
      <style:text-properties style:font-name="Calibri" fo:font-size="11pt" fo:language="en" fo:country="none" fo:font-weight="normal" officeooo:rsid="001cafa5" style:font-size-asian="11pt" style:font-weight-asian="normal"/>
    </style:style>
    <style:style style:name="T9" style:family="text">
      <style:text-properties style:font-name="Calibri" fo:font-size="11pt" fo:language="en" fo:country="none" fo:font-weight="normal" officeooo:rsid="001e5ad8" style:font-size-asian="11pt" style:font-weight-asian="normal"/>
    </style:style>
    <style:style style:name="T10" style:family="text">
      <style:text-properties style:font-name="Calibri" fo:font-size="11pt" fo:language="en" fo:country="none" fo:font-weight="normal" officeooo:rsid="0021c59e" style:font-size-asian="11pt" style:font-weight-asian="normal"/>
    </style:style>
    <style:style style:name="T11" style:family="text">
      <style:text-properties style:font-name="Calibri" fo:font-size="11pt" fo:language="en" fo:country="none" fo:font-weight="bold" style:font-size-asian="11pt" style:font-weight-asian="bold"/>
    </style:style>
    <style:style style:name="T12" style:family="text">
      <style:text-properties style:font-name="Calibri" fo:font-size="11pt" fo:language="en" fo:country="none" fo:font-weight="bold" officeooo:rsid="0010be53" style:font-size-asian="11pt" style:font-weight-asian="bold"/>
    </style:style>
    <style:style style:name="T13" style:family="text">
      <style:text-properties style:font-name="Calibri" fo:font-size="11pt" fo:language="en" fo:country="none" fo:font-weight="bold" officeooo:rsid="0010fcb5" style:font-size-asian="11pt" style:font-weight-asian="bold"/>
    </style:style>
    <style:style style:name="T14" style:family="text">
      <style:text-properties style:font-name="Calibri" fo:font-size="11pt" fo:language="en" fo:country="none" fo:font-weight="bold" officeooo:rsid="001348db" style:font-size-asian="11pt" style:font-weight-asian="bold"/>
    </style:style>
    <style:style style:name="T15" style:family="text">
      <style:text-properties style:font-name="Calibri" fo:font-size="11pt" fo:language="en" fo:country="none" fo:font-weight="bold" officeooo:rsid="00141a83" style:font-size-asian="11pt" style:font-weight-asian="bold"/>
    </style:style>
    <style:style style:name="T16" style:family="text">
      <style:text-properties style:font-name="Calibri" fo:font-size="11pt" fo:language="en" fo:country="none" fo:font-weight="bold" officeooo:rsid="0016ea27" style:font-size-asian="11pt" style:font-weight-asian="bold"/>
    </style:style>
    <style:style style:name="T17" style:family="text">
      <style:text-properties style:font-name="Calibri" fo:font-size="11pt" fo:language="en" fo:country="none" fo:font-weight="bold" officeooo:rsid="0021c59e" style:font-size-asian="11pt" style:font-weight-asian="bold"/>
    </style:style>
    <style:style style:name="T18" style:family="text">
      <style:text-properties officeooo:rsid="0011c4c2"/>
    </style:style>
    <style:style style:name="T19" style:family="text">
      <style:text-properties fo:font-weight="bold" officeooo:rsid="0010be53" style:font-weight-asian="bold"/>
    </style:style>
    <style:style style:name="T20" style:family="text">
      <style:text-properties officeooo:rsid="00141a83"/>
    </style:style>
    <style:style style:name="T21" style:family="text">
      <style:text-properties officeooo:rsid="00158a63"/>
    </style:style>
    <style:style style:name="T22" style:family="text">
      <style:text-properties officeooo:rsid="0016ea27"/>
    </style:style>
    <style:style style:name="T23" style:family="text">
      <style:text-properties officeooo:rsid="001ba1ba"/>
    </style:style>
    <style:style style:name="T24" style:family="text">
      <style:text-properties officeooo:rsid="001c123a"/>
    </style:style>
    <style:style style:name="T25" style:family="text">
      <style:text-properties officeooo:rsid="001e5a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8">ML <text:s/><text:span text:style-name="T23">Environment Generator</text:span></text:p>
      <text:p text:style-name="P1">The overall goal of this exercise is to create two adversarial AI's. One to generate 3d platformer levels, and the other to traverse them.</text:p>
      <text:p text:style-name="P1"/>
      <text:p text:style-name="P9"><text:span text:style-name="T11">PPO_00 </text:span><text:span text:style-name="T1">- first attempt </text:span></text:p>
      <text:p text:style-name="P1">mlagents-learn EnvironmentBehavior.yaml --run-id=<text:span text:style-name="T24">Env_</text:span>PPO_00 </text:p>
      <text:p text:style-name="P9"><text:span text:style-name="T11">Result - </text:span><text:span text:style-name="T1"><text:s/></text:span><text:span text:style-name="T7">Trained much better than expected, but very slowly due to multiple object instatiations.</text:span></text:p>
      <text:p text:style-name="P1"/>
      <text:p text:style-name="P9"><text:span text:style-name="T11">PPO_01 –</text:span><text:span text:style-name="T1"> </text:span><text:span text:style-name="T8">Scaled reward to steps.</text:span></text:p>
      <text:p text:style-name="P16">mlagents-learn EnvironmentBehavior.yaml --run-id=<text:span text:style-name="T24">Env_</text:span>PPO_0<text:span text:style-name="T24">1</text:span></text:p>
      <text:p text:style-name="P9"><text:span text:style-name="T11">Result - </text:span><text:span text:style-name="T1"><text:s/></text:span><text:span text:style-name="T9">Trained well</text:span></text:p>
      <text:p text:style-name="P1"/>
      <text:p text:style-name="P9"><text:span text:style-name="T11">PPO_02 –</text:span><text:span text:style-name="T1"> </text:span><text:span text:style-name="T9">Added pooling system. Other optimizations. Trained from build.</text:span></text:p>
      <text:p text:style-name="P17">mlagents-learn EnvironmentBehavior.yaml --run-id=<text:span text:style-name="T24">Env_</text:span>PPO_0<text:span text:style-name="T25">2 </text:span><text:span text:style-name="T20">--env=../Builds </text:span></text:p>
      <text:p text:style-name="P9"><text:span text:style-name="T11">Result - </text:span><text:span text:style-name="T1"><text:s/></text:span><text:span text:style-name="T10">Was getting incorrect values from gaussian function</text:span></text:p>
      <text:p text:style-name="P9"><text:span text:style-name="T10"/></text:p>
      <text:p text:style-name="P19"><text:span text:style-name="T11">PPO_0</text:span><text:span text:style-name="T17">3</text:span><text:span text:style-name="T11"> –</text:span><text:span text:style-name="T1"> </text:span><text:span text:style-name="T9">Added </text:span><text:span text:style-name="T10">env time observation and lerped the gaussian std deviation for the path reward based on this. This way thereward gets ‘tighter’ the closer we are to the end of the episode. Hopefully this will guide the agent to the desired path length.</text:span></text:p>
      <text:p text:style-name="P19"><text:span text:style-name="T17">Result - </text:span><text:span text:style-name="T10"><text:s/>Path lines don’t seem to be working correctly in builds...</text:span></text:p>
      <text:p text:style-name="P1"/>
      <text:p text:style-name="P1"/>
      <text:p text:style-name="P1"/>
      <text:p text:style-name="P1"/>
      <text:p text:style-name="P9"><text:span text:style-name="T11">PPO_03 <text:s/></text:span><text:span text:style-name="T1">To be more inline with the wall jump example, the following paramters were changed</text:span></text:p>
      <text:p text:style-name="P1"><text:soft-page-break/><text:tab/>Greatly reduced buffer size to 2048</text:p>
      <text:p text:style-name="P1"><text:tab/>greatly increased hidden units to 512</text:p>
      <text:p text:style-name="P1"><text:tab/>greatly increased max steps to 20M</text:p>
      <text:p text:style-name="P1"/>
      <text:p text:style-name="P9"><text:span text:style-name="T11">Result - </text:span><text:span text:style-name="T1"><text:s/>Did not make it past second lesson</text:span></text:p>
      <text:p text:style-name="P1"/>
      <text:p text:style-name="P9"><text:span text:style-name="T11">PPO_04 <text:s/></text:span><text:span text:style-name="T1">Buffer and batch sizes may have too small for continous actions</text:span></text:p>
      <text:p text:style-name="P1"><text:tab/>greatly increased batch size to 2048</text:p>
      <text:p text:style-name="P1"><text:tab/>Greatly increased buffer size to 81920 (buffer * 40)</text:p>
      <text:p text:style-name="P1"/>
      <text:p text:style-name="P9"><text:span text:style-name="T11">Result - </text:span><text:span text:style-name="T1"><text:s/>Won't build until we fix our editor scripts. Made it to lesson #2 then tanked. Seems to be running in circles. May need longer training time. </text:span></text:p>
      <text:p text:style-name="P1"/>
      <text:p text:style-name="P9"><text:span text:style-name="T11">PPO_05 <text:s/></text:span><text:span text:style-name="T1">Made adjustments to spatial grid sensor. Agent may have been having trouble seeing</text:span></text:p>
      <text:p text:style-name="P1"><text:tab/>greatly increased collider buffer size to 1024 from 60</text:p>
      <text:p text:style-name="P1"><text:tab/>Lat angle +- 32.5 deg</text:p>
      <text:p text:style-name="P1"><text:tab/>Lon angle 60 deg</text:p>
      <text:p text:style-name="P1"/>
      <text:p text:style-name="P9"><text:span text:style-name="T11">Result - </text:span><text:span text:style-name="T1"><text:s/>Seemed to train a bit better, but not well enough. Going to try a camera sensor instead.</text:span></text:p>
      <text:p text:style-name="P1"/>
      <text:p text:style-name="P9"><text:span text:style-name="T11">PPO_06 <text:s/></text:span><text:span text:style-name="T1">Changed to new project with URP pipeline. HDRP seems to have issues. Also upgraded to Unity 2021</text:span></text:p>
      <text:p text:style-name="P9"><text:span text:style-name="T11">Result - </text:span><text:span text:style-name="T1"><text:s/>Trained, but very slowly. Need to update movement controller and find a more efficient configuration (possibly drop the render size).</text:span></text:p>
      <text:p text:style-name="P1"/>
      <text:p text:style-name="P9"><text:span text:style-name="T11">PPO_07 <text:s/></text:span><text:span text:style-name="T1">Changed these parameters:</text:span></text:p>
      <text:p text:style-name="P1">camera sensor -&gt; width and height from 82 to 32.</text:p>
      <text:p text:style-name="P9"><text:soft-page-break/><text:span text:style-name="T11">Result - </text:span><text:span text:style-name="T1"><text:s/>Was training, albeit a bit slowly. Stopped halfway once I realized that only one camera had the correct background and the skybox color may have been confusing the agents. Agent seems to like the new controller.</text:span></text:p>
      <text:p text:style-name="P1"/>
      <text:p text:style-name="P9"><text:span text:style-name="T11">PPO_08 <text:s/></text:span><text:span text:style-name="T1">Changed camera background to solid black. Training from build.</text:span></text:p>
      <text:p text:style-name="P1">mlagents-learn PlatformerBehavior.yaml --run-id=PPO_08 --initialize-from=PPO_07 --env=../Builds --num-envs=2 --force</text:p>
      <text:p text:style-name="P9"><text:span text:style-name="T11">Result - </text:span><text:span text:style-name="T1"><text:s/>Trained slowly, and not well enough.</text:span></text:p>
      <text:p text:style-name="P1"/>
      <text:p text:style-name="P9"><text:span text:style-name="T11">PPO_09 <text:s/></text:span><text:span text:style-name="T1">Added rotation control to right stick, mouse delta x for a much more controllable agent. Training with 4 instances with 16 environments each. Changed hidden units 512 -&gt; 256 </text:span></text:p>
      <text:p text:style-name="P9"><text:span text:style-name="T11">Result - </text:span><text:span text:style-name="T1">Completed training early, but still took too much time for such a simple task</text:span></text:p>
      <text:p text:style-name="P1"/>
      <text:p text:style-name="P9"><text:span text:style-name="T11">PPO_10 <text:s/></text:span><text:span text:style-name="T1">Removed all discrete outputs from the agent. There may be an issue where we're running duplicate networks if we use both discrete and continuous outputs.</text:span></text:p>
      <text:p text:style-name="P9"><text:span text:style-name="T11">Result – </text:span><text:span text:style-name="T2">Completed in about 8M steps (half of previous) with a higher <text:s/>cumulative score of 0.8.</text:span></text:p>
      <text:p text:style-name="P6"/>
      <text:p text:style-name="P10"><text:span text:style-name="T11">PPO_1</text:span><text:span text:style-name="T13">1</text:span><text:span text:style-name="T11"> <text:s/></text:span><text:span text:style-name="T1">Removed all </text:span><text:span text:style-name="T3">continuous</text:span><text:span text:style-name="T1"> outputs from the agent. Th</text:span><text:span text:style-name="T3">is should be easier to train.</text:span></text:p>
      <text:p text:style-name="P10"><text:span text:style-name="T12">Result – </text:span><text:span text:style-name="T4">Fully trained in about 5M steps (1 hr)</text:span></text:p>
      <text:p text:style-name="P1"/>
      <text:p text:style-name="P11"><text:span text:style-name="T11">PPO_1</text:span><text:span text:style-name="T14">2</text:span><text:span text:style-name="T11"> <text:s/></text:span><text:span text:style-name="T5">Added some camera width and resolution</text:span></text:p>
      <text:p text:style-name="P7"><text:tab/>Camera FOV 100 degrees</text:p>
      <text:p text:style-name="P7"><text:tab/>Camera sensor 84 x 32 (from 32 x 32)</text:p>
      <text:p text:style-name="P2"><text:span text:style-name="T19">Result – </text:span><text:span text:style-name="T18">Fully</text:span></text:p>
      <text:p text:style-name="P2"/>
      <text:p text:style-name="P12"><text:span text:style-name="T11">PPO_1</text:span><text:span text:style-name="T15">3</text:span><text:span text:style-name="T11"> <text:s/></text:span><text:span text:style-name="T5">Added </text:span><text:span text:style-name="T6">level 4 with simple path for the agent to follow</text:span></text:p>
      <text:p text:style-name="P4"><text:span text:style-name="T6">mlagents-learn PlatformerBehavior.yaml --run-id=PPO_</text:span><text:span text:style-name="T21">13</text:span><text:span text:style-name="T6"> --env=../Builds --num-envs=</text:span><text:span text:style-name="T21">4</text:span><text:span text:style-name="T6"> </text:span></text:p>
      <text:p text:style-name="P3"><text:soft-page-break/><text:span text:style-name="T19">Result – </text:span><text:span text:style-name="T18">F</text:span><text:span text:style-name="T22">orgot to update the yaml file with the new lesson. Trained well otherwise.</text:span></text:p>
      <text:p text:style-name="P1"/>
      <text:p text:style-name="P13"><text:span text:style-name="T11">PPO_1</text:span><text:span text:style-name="T16">4</text:span><text:span text:style-name="T11"> <text:s/></text:span><text:span text:style-name="T5">Added </text:span><text:span text:style-name="T6">level 4 with simple path for the agent to follow</text:span></text:p>
      <text:p text:style-name="P5"><text:span text:style-name="T20">mlagents-learn PlatformerBehavior.yaml –run-id=PPO_</text:span><text:span text:style-name="T21">1</text:span><text:span text:style-name="T22">4</text:span><text:span text:style-name="T21"> --initialize-from=PPO_</text:span><text:span text:style-name="T22">13</text:span><text:span text:style-name="T20"> --env=../Builds --num-envs=</text:span><text:span text:style-name="T21">4</text:span><text:span text:style-name="T20"> </text:span></text:p>
      <text:p text:style-name="P5"><text:span text:style-name="T19">Result – </text:span><text:span text:style-name="T18">F</text:span><text:span text:style-name="T22">orgot</text:span></text:p>
      <text:p text:style-name="P1"/>
      <text:p text:style-name="P1"/>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27T15:44:50.696000000</dc:date>
    <meta:editing-duration>P1DT18H32M14S</meta:editing-duration>
    <meta:editing-cycles>13</meta:editing-cycles>
    <meta:generator>LibreOffice/7.0.4.2$Windows_X86_64 LibreOffice_project/dcf040e67528d9187c66b2379df5ea4407429775</meta:generator>
    <meta:document-statistic meta:table-count="0" meta:image-count="0" meta:object-count="0" meta:page-count="4" meta:paragraph-count="51" meta:word-count="603" meta:character-count="3795" meta:non-whitespace-character-count="3209"/>
  </office:meta>
</office:document-meta>
</file>